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2.065cm" svg:height="5.715cm" svg:x="0.97cm" svg:y="1.27cm">
          <text:p text:style-name="P1"><text:span text:style-name="T1">Filter by RefID</text:span></text:p>
          <text:p text:style-name="P1"><text:span text:style-name="T1"><text:s/></text:span></text:p>
          <text:p text:style-name="P1">Rname in SAM = *</text:p>
          <text:p text:style-name="P1">i.e. “unmapped fragment </text:p>
          <text:p text:style-name="P1">without coordinate”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5.715cm" svg:x="0.97cm" svg:y="8.89cm">
          <text:p text:style-name="P1"><text:span text:style-name="T1">Filter by percId</text:span></text:p>
          <text:p text:style-name="P1"><text:span text:style-name="T1">percId = (qLength-NM_tag)/qLength</text:span></text:p>
          <text:p text:style-name="P1"><text:span text:style-name="T1"/></text:p>
          <text:p text:style-name="P1">NM_tag: “edit distance to reference...”</text:p>
          <text:p text:style-name="P1">minId = 92%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5.715cm" svg:x="15.171cm" svg:y="1.271cm">
          <text:p text:style-name="P1"><text:span text:style-name="T1">Filter by coverage</text:span></text:p>
          <text:p text:style-name="P1"><text:span text:style-name="T1">coverage = <text:s/>CIGAR.sum(M,I)/qLength</text:span></text:p>
          <text:p text:style-name="P1"/>
          <text:p text:style-name="P1">M: align. match (seq. match or mismatch) </text:p>
          <text:p text:style-name="P1">I: insertion to the reference</text:p>
          <text:p text:style-name="P1"><text:s/>minCover = 80%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065cm" svg:height="5.715cm" svg:x="15.171cm" svg:y="8.891cm">
          <text:p text:style-name="P1"><text:span text:style-name="T1">Intron gap</text:span></text:p>
          <text:p text:style-name="P1"><text:span text:style-name="T1">baseInsert = CIGAR.sum(D,I)</text:span></text:p>
          <text:p text:style-name="P1"><text:span text:style-name="T1"/></text:p>
          <text:p text:style-name="P1">D: deletion from the reference</text:p>
          <text:p text:style-name="P1">minIntronLen = 35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natiuh Centeno</meta:initial-creator>
    <meta:creation-date>2012-01-26T13:29:40</meta:creation-date>
    <meta:editing-duration>PT00H05M33S</meta:editing-duration>
    <meta:editing-cycles>3</meta:editing-cycles>
    <dc:date>2012-01-26T13:52:23</dc:date>
    <dc:creator>Tonatiuh Centeno</dc:creator>
    <meta:generator>OpenOffice.org/3.2$Unix OpenOffice.org_project/320m12$Build-9483</meta:generator>
    <meta:document-statistic meta:object-count="27"/>
  </office:meta>
</office:document-meta>
</file>